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092" officeooo:paragraph-rsid="001410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87241</text:p>
      <text:p text:style-name="P1">Minor_Q3</text:p>
      <text:p text:style-name="P1"/>
      <text:p text:style-name="P1"/>
      <text:p text:style-name="P1">P2,P3,P4 input is dupped to P1 for cin</text:p>
      <text:p text:style-name="P1"/>
      <text:p text:style-name="P1">P1 output(cout) not getting dupped<text:tab/>-&gt; some problem</text:p>
      <text:p text:style-name="P1"/>
      <text:p text:style-name="P1"/>
      <text:p text:style-name="P1">P1:</text:p>
      <text:p text:style-name="P1"/>
      <text:p text:style-name="P1">#include&lt;iostream&gt;</text:p>
      <text:p text:style-name="P1">#include&lt;stdio.h&gt;</text:p>
      <text:p text:style-name="P1">#include&lt;stdlib.h&gt;</text:p>
      <text:p text:style-name="P1">#include&lt;string.h&gt;</text:p>
      <text:p text:style-name="P1">#include&lt;assert.h&gt;</text:p>
      <text:p text:style-name="P1">#include &lt;sys/wait.h&gt;</text:p>
      <text:p text:style-name="P1">#include&lt;sys/socket.h&gt;</text:p>
      <text:p text:style-name="P1">#include&lt;netinet/in.h&gt;</text:p>
      <text:p text:style-name="P1">#include&lt;arpa/inet.h&gt;</text:p>
      <text:p text:style-name="P1">#include&lt;poll.h&gt;</text:p>
      <text:p text:style-name="P1">#include &lt;unistd.h&gt;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using namespace std;</text:p>
      <text:p text:style-name="P1"/>
      <text:p text:style-name="P1">static struct sigaction siga;</text:p>
      <text:p text:style-name="P1">key_t key=ftok(".",65);</text:p>
      <text:p text:style-name="P1"/>
      <text:p text:style-name="P1">struct shmem</text:p>
      <text:p text:style-name="P1">{</text:p>
      <text:p text:style-name="P1"><text:tab/>int i;</text:p>
      <text:p text:style-name="P1">};</text:p>
      <text:p text:style-name="P1">struct shmem *z;</text:p>
      <text:p text:style-name="P1">int k;</text:p>
      <text:p text:style-name="P1"/>
      <text:p text:style-name="P1"/>
      <text:p text:style-name="P1">int f=1;</text:p>
      <text:p text:style-name="P1">int cnt=0;</text:p>
      <text:p text:style-name="P1"><text:soft-page-break/>static void multi_handler(int sig, siginfo_t *siginfo, void *context) </text:p>
      <text:p text:style-name="P1">{</text:p>
      <text:p text:style-name="P1"><text:s text:c="4"/><text:tab/>pid_t sender_pid = siginfo-&gt;si_pid;</text:p>
      <text:p text:style-name="P1"><text:s text:c="4"/><text:tab/>cnt=1;</text:p>
      <text:p text:style-name="P1"><text:s text:c="8"/>cout&lt;&lt;"signal from <text:s text:c="3"/>"&lt;&lt;sender_pid&lt;&lt;endl;</text:p>
      <text:p text:style-name="P1"><text:s text:c="8"/>sleep(1);</text:p>
      <text:p text:style-name="P1">}</text:p>
      <text:p text:style-name="P1"/>
      <text:p text:style-name="P1">int main()</text:p>
      <text:p text:style-name="P1">{</text:p>
      <text:p text:style-name="P1"/>
      <text:p text:style-name="P1"><text:tab/>siga.sa_sigaction = *multi_handler;</text:p>
      <text:p text:style-name="P1"><text:s text:c="4"/><text:tab/>siga.sa_flags |= SA_SIGINFO;</text:p>
      <text:p text:style-name="P1"><text:s text:c="4"/><text:tab/>sigaction(SIGUSR1, &amp;siga, NULL);</text:p>
      <text:p text:style-name="P1"><text:s text:c="4"/><text:tab/></text:p>
      <text:p text:style-name="P1"><text:s text:c="4"/><text:tab/>int shmid = shmget(key,sizeof(shmem),IPC_CREAT|0660);</text:p>
      <text:p text:style-name="P1"><text:s text:c="4"/><text:tab/>z = (struct shmem*)shmat(shmid,NULL,0);</text:p>
      <text:p text:style-name="P1"><text:s text:c="4"/><text:tab/>z-&gt;i=getpid();</text:p>
      <text:p text:style-name="P1"/>
      <text:p text:style-name="P1"><text:tab/></text:p>
      <text:p text:style-name="P1"><text:tab/>int fd2=fileno(popen("./p2","r"));</text:p>
      <text:p text:style-name="P1"><text:tab/>int fd3=fileno(popen("./p3","r"));</text:p>
      <text:p text:style-name="P1"><text:tab/>int fd4=fileno(popen("./p4","r"));</text:p>
      <text:p text:style-name="P1"><text:tab/></text:p>
      <text:p text:style-name="P1"><text:tab/></text:p>
      <text:p text:style-name="P1"><text:tab/></text:p>
      <text:p text:style-name="P1"><text:tab/>int fd5=fileno(popen("./p5","w"));</text:p>
      <text:p text:style-name="P1"><text:tab/>int fd6=fileno(popen("./p6","w"));</text:p>
      <text:p text:style-name="P1"/>
      <text:p text:style-name="P1"><text:tab/>struct pollfd pfds[3];</text:p>
      <text:p text:style-name="P1"><text:tab/></text:p>
      <text:p text:style-name="P1">//<text:tab/></text:p>
      <text:p text:style-name="P1">//<text:tab/>dup2(fd6,1);</text:p>
      <text:p text:style-name="P1"><text:tab/></text:p>
      <text:p text:style-name="P1"><text:tab/></text:p>
      <text:p text:style-name="P1"><text:tab/>while(1)</text:p>
      <text:p text:style-name="P1"><text:tab/>{</text:p>
      <text:p text:style-name="P1"><text:tab/><text:tab/>pfds[0].fd=fd2;</text:p>
      <text:p text:style-name="P1"><text:tab/><text:tab/>pfds[0].events=POLLIN;</text:p>
      <text:p text:style-name="P1"><text:tab/><text:tab/>pfds[1].fd=fd3;</text:p>
      <text:p text:style-name="P1"><text:tab/><text:tab/>pfds[1].events=POLLIN;</text:p>
      <text:p text:style-name="P1"><text:tab/><text:tab/>pfds[2].fd=fd4;</text:p>
      <text:p text:style-name="P1"><text:tab/><text:tab/>pfds[2].events=POLLIN;</text:p>
      <text:p text:style-name="P1"><text:tab/><text:tab/></text:p>
      <text:p text:style-name="P1"><text:tab/><text:tab/></text:p>
      <text:p text:style-name="P1"><text:tab/><text:tab/></text:p>
      <text:p text:style-name="P1"><text:tab/><text:tab/>int count = poll(pfds,3,0);</text:p>
      <text:p text:style-name="P1"><text:tab/><text:tab/>if(count&gt;0)</text:p>
      <text:p text:style-name="P1"><text:tab/><text:tab/>{</text:p>
      <text:p text:style-name="P1"><text:tab/><text:tab/>for(int i=0;i&lt;3;i++)</text:p>
      <text:p text:style-name="P1"><text:tab/><text:tab/>{</text:p>
      <text:p text:style-name="P1"><text:tab/><text:tab/><text:tab/>if(pfds[i].revents &amp;&amp; POLLIN)</text:p>
      <text:p text:style-name="P1"><text:soft-page-break/><text:tab/><text:tab/><text:tab/>{<text:tab/></text:p>
      <text:p text:style-name="P1"><text:tab/><text:tab/><text:tab/></text:p>
      <text:p text:style-name="P1"><text:tab/><text:tab/><text:tab/><text:tab/>if(cnt==0)</text:p>
      <text:p text:style-name="P1"><text:tab/><text:tab/><text:tab/><text:tab/>{</text:p>
      <text:p text:style-name="P1"><text:tab/><text:tab/><text:tab/><text:tab/><text:tab/>dup2(0,20);</text:p>
      <text:p text:style-name="P1"><text:tab/><text:tab/><text:tab/><text:tab/>dup2(pfds[i].fd,0);</text:p>
      <text:p text:style-name="P1"><text:tab/><text:tab/><text:tab/><text:tab/>string s;</text:p>
      <text:p text:style-name="P1"><text:tab/><text:tab/><text:tab/><text:tab/>getline(cin,s);</text:p>
      <text:p text:style-name="P1"><text:tab/><text:tab/><text:tab/><text:tab/>dup2(1,66);</text:p>
      <text:p text:style-name="P1"><text:tab/><text:tab/><text:tab/><text:tab/>dup2(fd5,1);</text:p>
      <text:p text:style-name="P1"><text:tab/><text:tab/><text:tab/><text:tab/>cout&lt;&lt;s&lt;&lt;endl;</text:p>
      <text:p text:style-name="P1"><text:tab/><text:tab/><text:tab/><text:tab/>dup2(66,1);</text:p>
      <text:p text:style-name="P1"><text:tab/><text:tab/><text:tab/><text:tab/>pfds[i].revents=0;</text:p>
      <text:p text:style-name="P1"><text:tab/><text:tab/><text:tab/><text:tab/>dup2(20,0);</text:p>
      <text:p text:style-name="P1"><text:tab/><text:tab/><text:tab/><text:tab/></text:p>
      <text:p text:style-name="P1"><text:tab/><text:tab/><text:tab/><text:tab/></text:p>
      <text:p text:style-name="P1"><text:tab/><text:tab/><text:tab/><text:tab/>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/text:p>
      <text:p text:style-name="P1"><text:tab/><text:tab/><text:tab/><text:tab/><text:tab/>dup2(0,20);</text:p>
      <text:p text:style-name="P1"><text:tab/><text:tab/><text:tab/><text:tab/>dup2(pfds[i].fd,0);</text:p>
      <text:p text:style-name="P1"><text:tab/><text:tab/><text:tab/><text:tab/>string s;</text:p>
      <text:p text:style-name="P1"><text:tab/><text:tab/><text:tab/><text:tab/>getline(cin,s);</text:p>
      <text:p text:style-name="P1"><text:tab/><text:tab/><text:tab/><text:tab/>dup2(1,67);</text:p>
      <text:p text:style-name="P1"><text:tab/><text:tab/><text:tab/><text:tab/>dup2(fd6,1);</text:p>
      <text:p text:style-name="P1"><text:tab/><text:tab/><text:tab/><text:tab/>cout&lt;&lt;s&lt;&lt;endl;</text:p>
      <text:p text:style-name="P1"><text:tab/><text:tab/><text:tab/><text:tab/>dup2(67,1);</text:p>
      <text:p text:style-name="P1"><text:tab/><text:tab/><text:tab/><text:tab/>pfds[i].revents=0;</text:p>
      <text:p text:style-name="P1"><text:tab/><text:tab/><text:tab/><text:tab/>dup2(20,0);</text:p>
      <text:p text:style-name="P1"><text:tab/><text:tab/><text:tab/><text:tab/></text:p>
      <text:p text:style-name="P1"><text:tab/><text:tab/><text:tab/><text:tab/></text:p>
      <text:p text:style-name="P1"><text:tab/><text:tab/><text:tab/><text:tab/></text:p>
      <text:p text:style-name="P1"><text:tab/><text:tab/><text:tab/><text:tab/></text:p>
      <text:p text:style-name="P1"><text:tab/><text:tab/><text:tab/><text:tab/></text:p>
      <text:p text:style-name="P1"><text:tab/><text:tab/><text:tab/><text:tab/>}</text:p>
      <text:p text:style-name="P1"><text:tab/><text:tab/><text:tab/><text:tab/></text:p>
      <text:p text:style-name="P1"><text:tab/><text:tab/><text:tab/><text:tab/><text:tab/></text:p>
      <text:p text:style-name="P1"><text:tab/><text:tab/><text:tab/>}</text:p>
      <text:p text:style-name="P1"><text:tab/><text:tab/></text:p>
      <text:p text:style-name="P1"><text:tab/><text:tab/></text:p>
      <text:p text:style-name="P1"><text:tab/><text:tab/></text:p>
      <text:p text:style-name="P1"><text:tab/><text:tab/></text:p>
      <text:p text:style-name="P1"><text:tab/><text:tab/>}</text:p>
      <text:p text:style-name="P1"><text:tab/><text:tab/><text:tab/></text:p>
      <text:p text:style-name="P1"><text:tab/><text:tab/></text:p>
      <text:p text:style-name="P1"><text:tab/><text:tab/></text:p>
      <text:p text:style-name="P1"><text:tab/><text:tab/>}</text:p>
      <text:p text:style-name="P1"/>
      <text:p text:style-name="P1"><text:tab/>}</text:p>
      <text:p text:style-name="P1"><text:tab/></text:p>
      <text:p text:style-name="P1"><text:soft-page-break/><text:tab/>return 0;</text:p>
      <text:p text:style-name="P1">}</text:p>
      <text:p text:style-name="P1"/>
      <text:p text:style-name="P1"/>
      <text:p text:style-name="P1"/>
      <text:p text:style-name="P1">P2:</text:p>
      <text:p text:style-name="P1"/>
      <text:p text:style-name="P1"/>
      <text:p text:style-name="P1"/>
      <text:p text:style-name="P1">#include &lt;stdio.h&gt; </text:p>
      <text:p text:style-name="P1">#include &lt;unistd.h&gt;</text:p>
      <text:p text:style-name="P1">#include &lt;sys/types.h&gt; <text:s text:c="5"/></text:p>
      <text:p text:style-name="P1">#include &lt;sys/wait.h&gt;</text:p>
      <text:p text:style-name="P1">#include&lt;bits/stdc++.h&gt;</text:p>
      <text:p text:style-name="P1">using namespace std;</text:p>
      <text:p text:style-name="P1">#define e 1024</text:p>
      <text:p text:style-name="P1">int main(){</text:p>
      <text:p text:style-name="P1"><text:s text:c="4"/></text:p>
      <text:p text:style-name="P1"><text:s text:c="4"/></text:p>
      <text:p text:style-name="P1"><text:s text:c="4"/>for(int i=0;i&lt;100;i++)</text:p>
      <text:p text:style-name="P1"><text:s text:c="4"/>{</text:p>
      <text:p text:style-name="P1"><text:s text:c="4"/><text:tab/>cout&lt;&lt;"p2 "&lt;&lt;i&lt;&lt;endl;</text:p>
      <text:p text:style-name="P1"><text:s text:c="4"/><text:tab/>sleep(3);</text:p>
      <text:p text:style-name="P1"><text:s text:c="4"/></text:p>
      <text:p text:style-name="P1"><text:s text:c="4"/>}</text:p>
      <text:p text:style-name="P1">}</text:p>
      <text:p text:style-name="P1"/>
      <text:p text:style-name="P1">P3:</text:p>
      <text:p text:style-name="P1"/>
      <text:p text:style-name="P1">#include &lt;stdio.h&gt; </text:p>
      <text:p text:style-name="P1">#include &lt;unistd.h&gt;</text:p>
      <text:p text:style-name="P1">#include &lt;sys/types.h&gt; <text:s text:c="5"/></text:p>
      <text:p text:style-name="P1">#include &lt;sys/wait.h&gt;</text:p>
      <text:p text:style-name="P1">#include&lt;bits/stdc++.h&gt;</text:p>
      <text:p text:style-name="P1">using namespace std;</text:p>
      <text:p text:style-name="P1">#define e 1024</text:p>
      <text:p text:style-name="P1">int main(){</text:p>
      <text:p text:style-name="P1"><text:s text:c="4"/></text:p>
      <text:p text:style-name="P1"><text:s text:c="4"/></text:p>
      <text:p text:style-name="P1"><text:s text:c="4"/>for(int i=0;i&lt;100;i++)</text:p>
      <text:p text:style-name="P1"><text:s text:c="4"/>{</text:p>
      <text:p text:style-name="P1"><text:s text:c="4"/><text:tab/>cout&lt;&lt;"p3 "&lt;&lt;i&lt;&lt;endl;</text:p>
      <text:p text:style-name="P1"><text:s text:c="4"/><text:tab/>sleep(3);</text:p>
      <text:p text:style-name="P1"><text:s text:c="4"/></text:p>
      <text:p text:style-name="P1"><text:s text:c="4"/>}</text:p>
      <text:p text:style-name="P1">}</text:p>
      <text:p text:style-name="P1"/>
      <text:p text:style-name="P1">P4:</text:p>
      <text:p text:style-name="P1"/>
      <text:p text:style-name="P1">#include &lt;stdio.h&gt; </text:p>
      <text:p text:style-name="P1">#include &lt;unistd.h&gt;</text:p>
      <text:p text:style-name="P1">#include &lt;sys/types.h&gt; <text:s text:c="5"/></text:p>
      <text:p text:style-name="P1"><text:soft-page-break/>#include &lt;sys/wait.h&gt;</text:p>
      <text:p text:style-name="P1">#include&lt;bits/stdc++.h&gt;</text:p>
      <text:p text:style-name="P1">using namespace std;</text:p>
      <text:p text:style-name="P1">#define e 1024</text:p>
      <text:p text:style-name="P1">int main(){</text:p>
      <text:p text:style-name="P1"><text:s text:c="4"/></text:p>
      <text:p text:style-name="P1"><text:s text:c="4"/></text:p>
      <text:p text:style-name="P1"><text:s text:c="4"/>for(int i=0;i&lt;100;i++)</text:p>
      <text:p text:style-name="P1"><text:s text:c="4"/>{</text:p>
      <text:p text:style-name="P1"><text:s text:c="4"/><text:tab/>cout&lt;&lt;"p4 "&lt;&lt;i&lt;&lt;endl;</text:p>
      <text:p text:style-name="P1"><text:s text:c="4"/><text:tab/>sleep(3);</text:p>
      <text:p text:style-name="P1"><text:s text:c="4"/></text:p>
      <text:p text:style-name="P1"><text:s text:c="4"/>}</text:p>
      <text:p text:style-name="P1">}</text:p>
      <text:p text:style-name="P1"/>
      <text:p text:style-name="P1"/>
      <text:p text:style-name="P1">P5:</text:p>
      <text:p text:style-name="P1"/>
      <text:p text:style-name="P1">#include &lt;stdio.h&gt; </text:p>
      <text:p text:style-name="P1">#include &lt;unistd.h&gt;</text:p>
      <text:p text:style-name="P1">#include &lt;sys/types.h&gt; <text:s text:c="5"/></text:p>
      <text:p text:style-name="P1">#include &lt;sys/wait.h&gt;</text:p>
      <text:p text:style-name="P1">#include&lt;bits/stdc++.h&gt;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using namespace std;</text:p>
      <text:p text:style-name="P1">#define e 1024</text:p>
      <text:p text:style-name="P1"/>
      <text:p text:style-name="P1">static struct sigaction siga;</text:p>
      <text:p text:style-name="P1">key_t key=ftok(".",65);</text:p>
      <text:p text:style-name="P1"/>
      <text:p text:style-name="P1">struct shmem</text:p>
      <text:p text:style-name="P1">{</text:p>
      <text:p text:style-name="P1"><text:tab/>int i;</text:p>
      <text:p text:style-name="P1">};</text:p>
      <text:p text:style-name="P1">int k,shmid;</text:p>
      <text:p text:style-name="P1">struct shmem *z;</text:p>
      <text:p text:style-name="P1"/>
      <text:p text:style-name="P1">int main()</text:p>
      <text:p text:style-name="P1">{</text:p>
      <text:p text:style-name="P1"><text:soft-page-break/><text:tab/>shmid = shmget(key,sizeof(shmem),IPC_CREAT|0660);</text:p>
      <text:p text:style-name="P1"><text:tab/>z = (struct shmem*)shmat(shmid,NULL,0);</text:p>
      <text:p text:style-name="P1"><text:tab/></text:p>
      <text:p text:style-name="P1"><text:s text:c="4"/>k=z-&gt;i;</text:p>
      <text:p text:style-name="P1"><text:s text:c="4"/>string str;</text:p>
      <text:p text:style-name="P1"><text:s text:c="4"/>getline(cin, str);</text:p>
      <text:p text:style-name="P1"><text:s text:c="4"/>cout&lt;&lt;str;</text:p>
      <text:p text:style-name="P1"><text:s text:c="4"/>kill((pid_t)k,SIGUSR1);</text:p>
      <text:p text:style-name="P1"><text:s text:c="4"/>exit(0);</text:p>
      <text:p text:style-name="P1"><text:s text:c="4"/></text:p>
      <text:p text:style-name="P1">}</text:p>
      <text:p text:style-name="P1"/>
      <text:p text:style-name="P1">P6:</text:p>
      <text:p text:style-name="P1"/>
      <text:p text:style-name="P1">#include &lt;stdio.h&gt; </text:p>
      <text:p text:style-name="P1">#include &lt;unistd.h&gt;</text:p>
      <text:p text:style-name="P1">#include &lt;sys/types.h&gt; <text:s text:c="5"/></text:p>
      <text:p text:style-name="P1">#include &lt;sys/wait.h&gt;</text:p>
      <text:p text:style-name="P1">#include&lt;bits/stdc++.h&gt;</text:p>
      <text:p text:style-name="P1">using namespace std;</text:p>
      <text:p text:style-name="P1">#define e 1024</text:p>
      <text:p text:style-name="P1">int main(){</text:p>
      <text:p text:style-name="P1"><text:s text:c="4"/>string str;</text:p>
      <text:p text:style-name="P1"><text:s text:c="4"/>while(1)</text:p>
      <text:p text:style-name="P1"><text:s text:c="4"/>{</text:p>
      <text:p text:style-name="P1"><text:s text:c="4"/><text:tab/>getline(cin, str);</text:p>
      <text:p text:style-name="P1"><text:tab/>cout&lt;&lt;str;</text:p>
      <text:p text:style-name="P1"><text:s text:c="4"/></text:p>
      <text:p text:style-name="P1"><text:s text:c="4"/>}</text:p>
      <text:p text:style-name="P1"><text:s text:c="4"/>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23:14:36.111363633</meta:creation-date>
    <dc:date>2021-02-27T23:24:12.973343781</dc:date>
    <meta:editing-duration>PT9M37S</meta:editing-duration>
    <meta:editing-cycles>1</meta:editing-cycles>
    <meta:document-statistic meta:table-count="0" meta:image-count="0" meta:object-count="0" meta:page-count="6" meta:paragraph-count="257" meta:word-count="381" meta:character-count="3809" meta:non-whitespace-character-count="3150"/>
    <meta:generator>LibreOffice/6.4.6.2$Linux_X86_64 LibreOffice_project/40$Build-2</meta:generator>
  </office:meta>
</office:document-meta>
</file>